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6b30"/>
    </style:style>
    <style:style style:name="P2" style:family="paragraph" style:parent-style-name="Standard">
      <style:text-properties officeooo:rsid="00106d40" officeooo:paragraph-rsid="00106d40"/>
    </style:style>
    <style:style style:name="P3" style:family="paragraph" style:parent-style-name="Standard">
      <style:text-properties officeooo:paragraph-rsid="00106d40"/>
    </style:style>
    <style:style style:name="P4" style:family="paragraph" style:parent-style-name="Standard">
      <style:text-properties officeooo:paragraph-rsid="00135f4c"/>
    </style:style>
    <style:style style:name="P5" style:family="paragraph" style:parent-style-name="Standard">
      <style:text-properties officeooo:rsid="00135f4c" officeooo:paragraph-rsid="00135f4c"/>
    </style:style>
    <style:style style:name="P6" style:family="paragraph" style:parent-style-name="Standard">
      <style:text-properties officeooo:paragraph-rsid="000a6b30"/>
    </style:style>
    <style:style style:name="P7" style:family="paragraph" style:parent-style-name="Standard">
      <style:text-properties officeooo:rsid="0014cc53" officeooo:paragraph-rsid="0014cc53"/>
    </style:style>
    <style:style style:name="P8" style:family="paragraph" style:parent-style-name="Standard">
      <style:text-properties officeooo:rsid="0019c7bc" officeooo:paragraph-rsid="0019c7bc"/>
    </style:style>
    <style:style style:name="P9" style:family="paragraph" style:parent-style-name="Standard">
      <style:text-properties officeooo:rsid="001b5cc8" officeooo:paragraph-rsid="001b5cc8"/>
    </style:style>
    <style:style style:name="P10" style:family="paragraph" style:parent-style-name="Standard">
      <style:text-properties officeooo:paragraph-rsid="0024dcea"/>
    </style:style>
    <style:style style:name="T1" style:family="text">
      <style:text-properties style:text-position="super 58%"/>
    </style:style>
    <style:style style:name="T2" style:family="text">
      <style:text-properties officeooo:rsid="0008ac87"/>
    </style:style>
    <style:style style:name="T3" style:family="text">
      <style:text-properties officeooo:rsid="0009040a"/>
    </style:style>
    <style:style style:name="T4" style:family="text">
      <style:text-properties officeooo:rsid="000971da"/>
    </style:style>
    <style:style style:name="T5" style:family="text">
      <style:text-properties officeooo:rsid="000a6b30"/>
    </style:style>
    <style:style style:name="T6" style:family="text">
      <style:text-properties officeooo:rsid="000ef57b"/>
    </style:style>
    <style:style style:name="T7" style:family="text">
      <style:text-properties officeooo:rsid="00106d40"/>
    </style:style>
    <style:style style:name="T8" style:family="text">
      <style:text-properties officeooo:rsid="0011335e"/>
    </style:style>
    <style:style style:name="T9" style:family="text">
      <style:text-properties officeooo:rsid="00135f4c"/>
    </style:style>
    <style:style style:name="T10" style:family="text">
      <style:text-properties officeooo:rsid="0014cc53"/>
    </style:style>
    <style:style style:name="T11" style:family="text">
      <style:text-properties officeooo:rsid="0015cfcd"/>
    </style:style>
    <style:style style:name="T12" style:family="text">
      <style:text-properties officeooo:rsid="0017ccc7"/>
    </style:style>
    <style:style style:name="T13" style:family="text">
      <style:text-properties officeooo:rsid="0019c7bc"/>
    </style:style>
    <style:style style:name="T14" style:family="text">
      <style:text-properties officeooo:rsid="001b1b1c"/>
    </style:style>
    <style:style style:name="T15" style:family="text">
      <style:text-properties officeooo:rsid="001b5cc8"/>
    </style:style>
    <style:style style:name="T16" style:family="text">
      <style:text-properties officeooo:rsid="001c6e11"/>
    </style:style>
    <style:style style:name="T17" style:family="text">
      <style:text-properties officeooo:rsid="001d6f7c"/>
    </style:style>
    <style:style style:name="T18" style:family="text">
      <style:text-properties officeooo:rsid="002166ba"/>
    </style:style>
    <style:style style:name="T19" style:family="text">
      <style:text-properties officeooo:rsid="0022f446"/>
    </style:style>
    <style:style style:name="T20" style:family="text">
      <style:text-properties officeooo:rsid="0024dcea"/>
    </style:style>
    <style:style style:name="T21" style:family="text">
      <style:text-properties officeooo:rsid="00267b8a"/>
    </style:style>
    <style:style style:name="T22" style:family="text">
      <style:text-properties officeooo:rsid="0028676b"/>
    </style:style>
    <style:style style:name="T23" style:family="text">
      <style:text-properties officeooo:rsid="0029f5b1"/>
    </style:style>
    <style:style style:name="T24" style:family="text">
      <style:text-properties officeooo:rsid="002cd5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: <text:span text:style-name="T24">Multiplayer</text:span> Trivia Web Application</text:p>
      <text:p text:style-name="Standard">Project Participants: Thomas Herman</text:p>
      <text:p text:style-name="Standard">Start/End Dates: October 3<text:span text:style-name="T1">rd </text:span>– 21<text:span text:style-name="T1">st</text:span>, 2016</text:p>
      <text:p text:style-name="Standard"/>
      <text:p text:style-name="Standard">Title Page:</text:p>
      <text:p text:style-name="Standard"><text:tab/>Suncoast Technical College</text:p>
      <text:p text:style-name="Standard"><text:tab/>Mulitplayer Trivia Web Application</text:p>
      <text:p text:style-name="Standard"><text:tab/>Submitted to: Mr. Horneberger</text:p>
      <text:p text:style-name="Standard"><text:tab/>Submitted by: Thomas Herman</text:p>
      <text:p text:style-name="Standard"/>
      <text:p text:style-name="Standard">Introduction</text:p>
      <text:p text:style-name="Standard"><text:tab/>Client Specs:</text:p>
      <text:p text:style-name="Standard"><text:tab/><text:tab/>Online Multiplayer</text:p>
      <text:p text:style-name="Standard"><text:tab/><text:tab/>Open Source</text:p>
      <text:p text:style-name="Standard"><text:tab/><text:tab/><text:span text:style-name="T2">User accounts</text:span></text:p>
      <text:p text:style-name="Standard"><text:tab/><text:tab/><text:span text:style-name="T2">User statistics</text:span></text:p>
      <text:p text:style-name="Standard"/>
      <text:p text:style-name="Standard"><text:tab/><text:span text:style-name="T8">Product desc</text:span></text:p>
      <text:p text:style-name="Standard"/>
      <text:p text:style-name="Standard">Project Goals</text:p>
      <text:p text:style-name="Standard"><text:tab/><text:span text:style-name="T9">Planning</text:span></text:p>
      <text:p text:style-name="Standard"><text:tab/><text:tab/><text:span text:style-name="T9">Rough sketch of finished application</text:span></text:p>
      <text:p text:style-name="Standard"><text:tab/><text:tab/><text:span text:style-name="T16">User stories</text:span></text:p>
      <text:p text:style-name="P7"><text:tab/><text:tab/>Agile</text:p>
      <text:p text:style-name="Standard"><text:tab/><text:tab/></text:p>
      <text:p text:style-name="Standard"><text:tab/><text:span text:style-name="T9">Development</text:span></text:p>
      <text:p text:style-name="Standard"><text:tab/><text:tab/><text:span text:style-name="T9">Agile</text:span></text:p>
      <text:p text:style-name="Standard"/>
      <text:p text:style-name="Standard"><text:tab/><text:span text:style-name="T9">Testing</text:span></text:p>
      <text:p text:style-name="P5"><text:tab/><text:tab/>Front end unit testing with Jasmine</text:p>
      <text:p text:style-name="P5"><text:tab/><text:tab/><text:span text:style-name="T10">Back end unit testing with NUnit</text:span></text:p>
      <text:p text:style-name="Standard"/>
      <text:p text:style-name="P4"><text:tab/><text:span text:style-name="T9">Goals</text:span></text:p>
      <text:p text:style-name="P4"><text:tab/><text:tab/><text:span text:style-name="T10">Learn about realtime applications</text:span></text:p>
      <text:p text:style-name="P4"><text:tab/><text:tab/><text:span text:style-name="T10">Create a portfolio worthy project</text:span></text:p>
      <text:p text:style-name="P4"/>
      <text:p text:style-name="P4"><text:tab/><text:span text:style-name="T9">Milestones</text:span></text:p>
      <text:p text:style-name="P4"><text:tab/><text:tab/><text:span text:style-name="T10">Database schema</text:span></text:p>
      <text:p text:style-name="P4"><text:tab/><text:tab/><text:span text:style-name="T11">User accounts and login implementation</text:span></text:p>
      <text:p text:style-name="P4"><text:tab/><text:tab/><text:span text:style-name="T11">Realtime user lobby</text:span></text:p>
      <text:p text:style-name="P4"><text:tab/><text:tab/><text:span text:style-name="T11">Quiz start and compose question menu</text:span></text:p>
      <text:p text:style-name="P4"><text:tab/><text:tab/><text:span text:style-name="T12">Quiz finished</text:span></text:p>
      <text:p text:style-name="P4"><text:tab/><text:tab/><text:span text:style-name="T12">Multiple lobbies</text:span></text:p>
      <text:p text:style-name="Standard"/>
      <text:p text:style-name="Standard">Proposed Tools Required</text:p>
      <text:p text:style-name="Standard"><text:tab/><text:span text:style-name="T5">Back-end</text:span></text:p>
      <text:p text:style-name="P1"><text:tab/><text:tab/>ASP.NET <text:span text:style-name="T3">Core 1</text:span></text:p>
      <text:p text:style-name="P1"><text:tab/><text:tab/><text:span text:style-name="T4">SignalR</text:span></text:p>
      <text:p text:style-name="P1"><text:tab/><text:tab/><text:span text:style-name="T6">MySQL</text:span></text:p>
      <text:p text:style-name="P5"><text:soft-page-break/><text:tab/><text:tab/>Jasmine</text:p>
      <text:p text:style-name="P1"/>
      <text:p text:style-name="P1"><text:tab/><text:span text:style-name="T5">Front-end</text:span></text:p>
      <text:p text:style-name="Standard"><text:tab/><text:tab/>React.js</text:p>
      <text:p text:style-name="P2"><text:tab/><text:tab/>SignalR</text:p>
      <text:p text:style-name="P3"><text:span text:style-name="T7"><text:tab/><text:tab/>JQuery</text:span></text:p>
      <text:p text:style-name="Standard"/>
      <text:p text:style-name="Standard">Capabilities, Limitations, Boundaries</text:p>
      <text:p text:style-name="Standard"><text:tab/><text:span text:style-name="T13">Capabilities</text:span></text:p>
      <text:p text:style-name="P8"><text:tab/><text:tab/>Online Multiplayer</text:p>
      <text:p text:style-name="P8"><text:tab/><text:tab/><text:span text:style-name="T14">Keeps score</text:span></text:p>
      <text:p text:style-name="P8"><text:tab/><text:tab/><text:span text:style-name="T14">User accounts and login</text:span></text:p>
      <text:p text:style-name="P8"><text:tab/><text:tab/><text:span text:style-name="T14">Users all time score</text:span></text:p>
      <text:p text:style-name="P8"><text:tab/><text:tab/><text:span text:style-name="T14">Open Source</text:span></text:p>
      <text:p text:style-name="P8"/>
      <text:p text:style-name="P8"><text:tab/><text:span text:style-name="T14">Limitations</text:span></text:p>
      <text:p text:style-name="P8"><text:tab/><text:tab/><text:span text:style-name="T15">Windows Server</text:span></text:p>
      <text:p text:style-name="P8"><text:tab/><text:tab/><text:span text:style-name="T15">SignalR</text:span></text:p>
      <text:p text:style-name="P8"><text:tab/><text:tab/><text:span text:style-name="T15">Security</text:span></text:p>
      <text:p text:style-name="P8"><text:tab/><text:tab/><text:span text:style-name="T23">No administrative abilities</text:span></text:p>
      <text:p text:style-name="P8"/>
      <text:p text:style-name="P9"><text:tab/>Boundaries</text:p>
      <text:p text:style-name="P9"><text:tab/><text:tab/><text:span text:style-name="T17">Web sockets over restricted network</text:span></text:p>
      <text:p text:style-name="Standard"/>
      <text:p text:style-name="Standard">Deliverables</text:p>
      <text:p text:style-name="Standard"><text:tab/>Deployment</text:p>
      <text:p text:style-name="Standard"><text:tab/><text:tab/><text:span text:style-name="T18">Source code</text:span></text:p>
      <text:p text:style-name="Standard"><text:tab/><text:tab/><text:span text:style-name="T19">How to use</text:span></text:p>
      <text:p text:style-name="P10"><text:span text:style-name="T20"><text:tab/><text:tab/>FTP’d to live web 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erman</meta:initial-creator>
    <meta:creation-date>2016-09-30T12:51:51.89</meta:creation-date>
    <dc:date>2016-10-04T11:35:48.445000000</dc:date>
    <meta:editing-duration>PT2H56M36S</meta:editing-duration>
    <meta:editing-cycles>46</meta:editing-cycles>
    <meta:generator>LibreOffice/5.2.0.4$Windows_X86_64 LibreOffice_project/066b007f5ebcc236395c7d282ba488bca6720265</meta:generator>
    <meta:document-statistic meta:table-count="0" meta:image-count="0" meta:object-count="0" meta:page-count="2" meta:paragraph-count="65" meta:word-count="161" meta:character-count="1227" meta:non-whitespace-character-count="1034"/>
  </office:meta>
</office:document-meta>
</file>